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style:font-name="Arial" fo:font-size="16pt" style:font-name-asian="Arial" style:font-size-asian="16pt" style:font-size-complex="16pt"/>
    </style:style>
    <style:style style:name="P3" style:family="paragraph" style:parent-style-name="Standard">
      <style:text-properties style:font-name="Arial" fo:font-size="16pt" fo:background-color="#ffcc00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T1" style:family="text">
      <style:text-properties fo:color="#3333ff"/>
    </style:style>
    <style:style style:name="T2" style:family="text">
      <style:text-properties fo:color="#00cc00"/>
    </style:style>
    <style:style style:name="T3" style:family="text">
      <style:text-properties fo:color="#0099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news.liverpool.ac.uk/2017/10/06/breakthrough-in-direct-activation-of-co2-and-ch4-into-liquid-fuels-and-chemicals-2/</text:p>
      <text:p text:style-name="P1"/>
      <text:p text:style-name="P1">M-30.1</text:p>
      <text:p text:style-name="P1"/>
      <text:p text:style-name="P1">=========================[2020年5月26日13:48:37</text:p>
      <text:section text:style-name="Sect1" text:name="セクション1">
        <text:p text:style-name="P2">#1</text:p>
        <text:p text:style-name="P2">Breakthrough in direct activation of CO2 and CH4 into liquid fuels and chemicals</text:p>
        <text:p text:style-name="P2"/>
        <text:p text:style-name="P2">Researchers from the University of Liverpool have made a significant breakthrough in the direct conversion of %carbon dioxide (CO2) and methane (CH4)% into liquid fuels and chemicals which could help industry to reduce greenhouse gas emissions whilst producing valuable chemical feedstocks.</text:p>
        <text:p text:style-name="P2"/>
        <text:p text:style-name="P2"/>
        <text:p text:style-name="P2"/>
        <text:p text:style-name="P2">In a paper published in chemistry journal Angewandte Chemie they report a very unique %plasma synthesis process% for the direct,</text:p>
        <text:p text:style-name="P2"/>
        <text:p text:style-name="P2"><text:s/>one-step activation of carbon dioxide and methane into higher value liquid fuels and chemicals (e.</text:p>
        <text:p text:style-name="P2"/>
        <text:p text:style-name="P2">g.</text:p>
        <text:p text:style-name="P2"/>
        <text:p text:style-name="P2"><text:s/>acetic acid,</text:p>
        <text:p text:style-name="P2"/>
        <text:p text:style-name="P2"><text:s/>methanol,</text:p>
        <text:p text:style-name="P2"/>
        <text:p text:style-name="P2"><text:s/>ethanol and formaldehyde) with high selectivity at ambient conditions (room temperature and atmospheric pressure).</text:p>
        <text:p text:style-name="P2"/>
        <text:p text:style-name="P2"/>
        <text:p text:style-name="P2">#2</text:p>
        <text:p text:style-name="P2">This is the first time this process has been shown,</text:p>
        <text:p text:style-name="P2"/>
        <text:p text:style-name="P2"><text:s/>as it is a significant challenge to directly convert these two stable and inert molecules into liquid fuels or chemicals using any single-step conventional (e.</text:p>
        <text:p text:style-name="P2"/>
        <text:p text:style-name="P2">g.</text:p>
        <text:p text:style-name="P2"/>
        <text:p text:style-name="P2"><text:s/>catalysis) processes bypassing high temperature,</text:p>
        <text:p text:style-name="P2"/>
        <text:p text:style-name="P2"><text:s/>energy intensive syngas production process and high pressure syngas processing for chemical synthesis.</text:p>
        <text:p text:style-name="P2"/>
        <text:p text:style-name="P2"/>
        <text:p text:style-name="P2"/>
        <text:p text:style-name="P2">The one-step room-temperature synthesis of liquid fuels and chemicals from the direct reforming of CO2 with CH4 was <text:soft-page-break/>achieved by using a novel atmospheric-pressure non-thermal %plasma reactor% with a %water electrode% and a low energy input.</text:p>
        <text:p text:style-name="P2"/>
        <text:p text:style-name="P2"/>
        <text:p text:style-name="P2"/>
        <text:p text:style-name="P2">Dr.</text:p>
        <text:p text:style-name="P2"/>
        <text:p text:style-name="P2"><text:s/>Xin Tu,</text:p>
        <text:p text:style-name="P2"/>
        <text:p text:style-name="P2"><text:s/>from the University’s Department of Electrical Engineering and Electronics,</text:p>
        <text:p text:style-name="P2"/>
        <text:p text:style-name="P2"><text:s/>said: “These results clearly show that non-thermal plasmas offer a promising solution to overcome the thermodynamic barrier for the direct transformation of CH4 and CO2 into a range of strategically important platform chemicals and synthetic fuels at ambient conditions.</text:p>
        <text:p text:style-name="P2"/>
        <text:p text:style-name="P2"><text:s/>Introducing a catalyst into the plasma chemical process,</text:p>
        <text:p text:style-name="P2"/>
        <text:p text:style-name="P2"><text:s/>known as plasma-catalysis,</text:p>
        <text:p text:style-name="P2"/>
        <text:p text:style-name="P2"><text:s/>could tune the selectivity of target chemicals.</text:p>
        <text:p text:style-name="P2"/>
        <text:p text:style-name="P2"><text:s/>”</text:p>
        <text:p text:style-name="P2"/>
        <text:p text:style-name="P2">“This is a major breakthrough technology that has great potential to deliver a step-change in future methane activation,</text:p>
        <text:p text:style-name="P2"/>
        <text:p text:style-name="P2"><text:s/>CO2 conversion and utilisation and chemical energy storage,</text:p>
        <text:p text:style-name="P2"/>
        <text:p text:style-name="P2"><text:s/>which is also of huge relevance to the energy &amp; chemical industry and could help to tackle the challenges of global warming and greenhouse gas effect.</text:p>
        <text:p text:style-name="P2"/>
        <text:p text:style-name="P4"/>
        <text:p text:style-name="P2"/>
        <text:p text:style-name="P2">”</text:p>
        <text:p text:style-name="P2">#3</text:p>
        <text:p text:style-name="P2">Methane and carbon dioxide emissions are considered greenhouse gases which contribute to global warming and climate change.</text:p>
        <text:p text:style-name="P2"/>
        <text:p text:style-name="P2"><text:s/>The largest source of CO2 emissions is from burning fossil fuels for electricity,</text:p>
        <text:p text:style-name="P2"/>
        <text:p text:style-name="P2"><text:s/>heat,</text:p>
        <text:p text:style-name="P2"/>
        <text:p text:style-name="P2"><text:s/>and transportation,</text:p>
        <text:p text:style-name="P2"/>
        <text:p text:style-name="P2"><text:s/>while methane is mainly emitted during the production,</text:p>
        <text:p text:style-name="P2"/>
        <text:p text:style-name="P2"><text:s/>processing,</text:p>
        <text:p text:style-name="P2"/>
        <text:p text:style-name="P2"><text:s/>transportation and storage of natural gas and crude oils.</text:p>
        <text:p text:style-name="P2"/>
        <text:p text:style-name="P2"/>
        <text:p text:style-name="P2"><text:soft-page-break/></text:p>
        <text:p text:style-name="P2">The UK emits more than 470 million tonnes of CO2 per year and of this 39% is emitted by the energy and chemistry sectors.</text:p>
        <text:p text:style-name="P2"/>
        <text:p text:style-name="P2"/>
        <text:p text:style-name="P2"/>
        <text:p text:style-name="P2">In order to tackle the global energy challenges resulting from greenhouse gases,</text:p>
        <text:p text:style-name="P2"/>
        <text:p text:style-name="P2"><text:s/>new and emerging technologies are being developed at an accelerating pace.</text:p>
        <text:p text:style-name="P2"/>
        <text:p text:style-name="P3">#4</text:p>
        <text:p text:style-name="P2"><text:s/>Plasma,</text:p>
        <text:p text:style-name="P2"/>
        <text:p text:style-name="P2"><text:s/>the fourth state of matter,</text:p>
        <text:p text:style-name="P2"/>
        <text:p text:style-name="P2"><text:s/>an electrically charged gas mixture,</text:p>
        <text:p text:style-name="P2"/>
        <text:p text:style-name="P2"><text:s/>offers a promising and attractive alternative for the synthesis of fuels and chemicals,</text:p>
        <text:p text:style-name="P2"/>
        <text:p text:style-name="P2"><text:s/>providing a unique way to enable thermodynamically unfavourable reactions to take place at ambient conditions.</text:p>
        <text:p text:style-name="P2"/>
        <text:p text:style-name="P2"/>
        <text:p text:style-name="P2"/>
        <text:p text:style-name="P2">In %%<text:span text:style-name="T1">non-thermal plasmas</text:span>,</text:p>
        <text:p text:style-name="P2"/>
        <text:p text:style-name="P2"><text:s/>the gas temperature remains low (as low as room temperature),</text:p>
        <text:p text:style-name="P2"/>
        <text:p text:style-name="P2"><text:span text:style-name="T3"><text:s/>while the electrons are highly energetic</text:span> with a typical electron temperature of 1-10 eV,</text:p>
        <text:p text:style-name="P2"/>
        <text:p text:style-name="P2"><text:s/>which is sufficient to activate inert molecules (e.</text:p>
        <text:p text:style-name="P2"/>
        <text:p text:style-name="P2">g.</text:p>
        <text:p text:style-name="P2"/>
        <text:p text:style-name="P4">@@@</text:p>
        <text:p text:style-name="P3">#5</text:p>
        <text:p text:style-name="P2"><text:s/>CO2 and CH4) present and produce a variety of chemically reactive species including radicals,</text:p>
        <text:p text:style-name="P2"/>
        <text:p text:style-name="P2"><text:s/>excited atoms,</text:p>
        <text:p text:style-name="P2"/>
        <text:p text:style-name="P2"><text:s/>molecules and ions.</text:p>
        <text:p text:style-name="P2"/>
        <text:p text:style-name="P2"/>
        <text:p text:style-name="P2"/>
        <text:p text:style-name="P2">These energetic species,</text:p>
        <text:p text:style-name="P2"/>
        <text:p text:style-name="P2"><text:s/>which are produced at a relatively low temperature,</text:p>
        <text:p text:style-name="P2"/>
        <text:p text:style-name="P2"><text:s/>are capable of initiating a variety of different reactions.</text:p>
        <text:p text:style-name="P2"/>
        <text:p text:style-name="P2"><text:s/>Plasma systems have the flexibility to be scaled up and down.</text:p>
        <text:p text:style-name="P2"/>
        <text:p text:style-name="P2"><text:s/>In addition,</text:p>
        <text:p text:style-name="P2"/>
        <text:p text:style-name="P2"><text:s/>high reaction rate and fast <text:soft-page-break/>attainment of steady state in a plasma process allows rapid start-up and shutdown of the plasma process compared to other thermal processes,</text:p>
        <text:p text:style-name="P2"/>
        <text:p text:style-name="P2"><text:s/>which significantly reduces the overall energy cost and offers a promising route for the plasma process powered by renewable energy (e.</text:p>
        <text:p text:style-name="P2"/>
        <text:p text:style-name="P2">g.</text:p>
        <text:p text:style-name="P2"/>
        <text:p text:style-name="P2"><text:s/>wind and solar power) to act as an efficient chemical energy storage localised or distributed system.</text:p>
        <text:p text:style-name="P2"/>
        <text:p text:style-name="P2"/>
        <text:p text:style-name="P2"/>
        <text:p text:style-name="P2">The highly attractive process could also provide a promising solution to end gas flaring from oil and gas wells through the conversion of flared methane into valuable liquid fuels and chemicals which can be easily stored and transported.</text:p>
        <text:p text:style-name="P2"/>
        <text:p text:style-name="P2"><text:s/>Around 3.5% (~150 billion cubic meter gas) of the world’s natural-gas supply was wastefully burned,</text:p>
        <text:p text:style-name="P2"/>
        <text:p text:style-name="P2"><text:s/>or ‘flared’,</text:p>
        <text:p text:style-name="P2"/>
        <text:p text:style-name="P2"><text:s/>at oil and gas fields,</text:p>
        <text:p text:style-name="P2"/>
        <text:p text:style-name="P2"><text:s/>emitted more than 350 million tonnes of CO2.</text:p>
        <text:p text:style-name="P2"/>
        <text:p text:style-name="P2">The paper ‘One-Step Reforming of CO2 and CH4 into High-Value Liquid Chemicals and Fuels at Room Temperature by Plasma-Driven Catalysis’ (DOI: 10.1002/ange.</text:p>
        <text:p text:style-name="P2"/>
        <text:p text:style-name="P2">201707131) is published in Angewandte Chemie.</text:p>
        <text:p text:style-name="P2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>]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5-26T14:07:14.08</dc:date>
    <dc:creator>iwabuchi ken</dc:creator>
    <meta:editing-duration>PT10M51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4" meta:paragraph-count="75" meta:word-count="723" meta:character-count="4857"/>
  </office:meta>
</office:document-meta>
</file>